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82b81"/>
    </style:style>
    <style:style style:name="P2" style:family="paragraph" style:parent-style-name="Standard">
      <style:text-properties officeooo:paragraph-rsid="0018bde1"/>
    </style:style>
    <style:style style:name="P3" style:family="paragraph" style:parent-style-name="Standard">
      <style:text-properties officeooo:paragraph-rsid="0019a30d"/>
    </style:style>
    <style:style style:name="P4" style:family="paragraph" style:parent-style-name="Standard">
      <style:text-properties officeooo:paragraph-rsid="001b3d01"/>
    </style:style>
    <style:style style:name="P5" style:family="paragraph" style:parent-style-name="Standard">
      <style:text-properties officeooo:paragraph-rsid="001b3d01" fo:background-color="#ffff00"/>
    </style:style>
    <style:style style:name="P6" style:family="paragraph" style:parent-style-name="Standard">
      <style:text-properties officeooo:paragraph-rsid="001d5bf2"/>
    </style:style>
    <style:style style:name="P7" style:family="paragraph" style:parent-style-name="Standard">
      <style:text-properties fo:font-size="11pt" fo:font-weight="bold" officeooo:rsid="001bdb56" officeooo:paragraph-rsid="001b3d01" fo:background-color="#ffff00" style:font-size-asian="11pt" style:font-weight-asian="bold"/>
    </style:style>
    <style:style style:name="P8" style:family="paragraph" style:parent-style-name="Standard">
      <style:text-properties fo:font-size="11pt" fo:font-weight="bold" officeooo:paragraph-rsid="001d5bf2" fo:background-color="#ffff00" style:font-size-asian="11pt" style:font-weight-asian="bold"/>
    </style:style>
    <style:style style:name="P9" style:family="paragraph" style:parent-style-name="Standard">
      <style:text-properties fo:font-size="11pt" fo:font-weight="bold" officeooo:paragraph-rsid="001d5bf2" style:font-size-asian="11pt" style:font-weight-asian="bold"/>
    </style:style>
    <style:style style:name="P10" style:family="paragraph" style:parent-style-name="Standard">
      <style:text-properties fo:font-size="11pt" officeooo:paragraph-rsid="001b3d01" style:font-size-asian="11pt"/>
    </style:style>
    <style:style style:name="P11" style:family="paragraph" style:parent-style-name="Standard">
      <style:text-properties fo:font-size="11pt" officeooo:paragraph-rsid="00182b81" style:font-size-asian="11pt"/>
    </style:style>
    <style:style style:name="P12" style:family="paragraph" style:parent-style-name="Standard">
      <style:text-properties fo:font-size="11pt" officeooo:paragraph-rsid="00287d5d" style:font-size-asian="11pt"/>
    </style:style>
    <style:style style:name="P13" style:family="paragraph" style:parent-style-name="Standard">
      <style:text-properties fo:font-size="11pt" officeooo:paragraph-rsid="001d5bf2" style:font-size-asian="11pt"/>
    </style:style>
    <style:style style:name="P14" style:family="paragraph" style:parent-style-name="Standard">
      <style:text-properties fo:font-size="11pt" fo:font-style="normal" officeooo:paragraph-rsid="00182b81" style:font-size-asian="11pt" style:font-style-asian="normal"/>
    </style:style>
    <style:style style:name="P15" style:family="paragraph" style:parent-style-name="Standard">
      <style:text-properties fo:font-size="11pt" fo:font-style="normal" officeooo:paragraph-rsid="0018bde1" style:font-size-asian="11pt" style:font-style-asian="normal"/>
    </style:style>
    <style:style style:name="P16" style:family="paragraph" style:parent-style-name="Standard">
      <style:text-properties fo:font-size="11pt" fo:font-style="normal" officeooo:paragraph-rsid="0019a30d" style:font-size-asian="11pt" style:font-style-asian="normal"/>
    </style:style>
    <style:style style:name="P17" style:family="paragraph" style:parent-style-name="Standard">
      <style:text-properties fo:font-size="11pt" fo:font-style="normal" officeooo:paragraph-rsid="001b3d01" style:font-size-asian="11pt" style:font-style-asian="normal"/>
    </style:style>
    <style:style style:name="P18" style:family="paragraph" style:parent-style-name="Standard">
      <style:text-properties fo:font-size="11pt" fo:font-style="normal" officeooo:paragraph-rsid="001d5bf2" style:font-size-asian="11pt" style:font-style-asian="normal"/>
    </style:style>
    <style:style style:name="P19" style:family="paragraph" style:parent-style-name="Standard">
      <style:text-properties fo:font-size="11pt" fo:font-style="normal" officeooo:paragraph-rsid="0018bde1" fo:background-color="#ffff00" style:font-size-asian="11pt" style:font-style-asian="normal"/>
    </style:style>
    <style:style style:name="P20" style:family="paragraph" style:parent-style-name="Standard">
      <style:text-properties fo:font-size="11pt" fo:font-style="normal" officeooo:paragraph-rsid="0019a30d" fo:background-color="#ffff00" style:font-size-asian="11pt" style:font-style-asian="normal"/>
    </style:style>
    <style:style style:name="P21" style:family="paragraph" style:parent-style-name="Standard">
      <style:text-properties fo:font-size="11pt" fo:font-style="normal" officeooo:paragraph-rsid="001b3d01" fo:background-color="#ffff00" style:font-size-asian="11pt" style:font-style-asian="normal"/>
    </style:style>
    <style:style style:name="P22" style:family="paragraph" style:parent-style-name="Standard">
      <style:text-properties fo:font-size="11pt" fo:font-style="italic" officeooo:paragraph-rsid="001d5bf2" style:font-size-asian="11pt" style:font-style-asian="italic"/>
    </style:style>
    <style:style style:name="P23" style:family="paragraph" style:parent-style-name="Standard">
      <style:text-properties fo:font-size="11pt" officeooo:paragraph-rsid="001b3d01" fo:background-color="#ffff00" style:font-size-asian="11pt"/>
    </style:style>
    <style:style style:name="P24" style:family="paragraph" style:parent-style-name="Standard">
      <style:text-properties fo:font-size="11pt" fo:font-style="normal" officeooo:paragraph-rsid="0019a30d" fo:background-color="#ffff00" style:font-size-asian="11pt" style:font-style-asian="normal"/>
    </style:style>
    <style:style style:name="P25" style:family="paragraph" style:parent-style-name="Standard">
      <style:text-properties fo:font-size="11pt" fo:font-style="normal" officeooo:paragraph-rsid="001b3d01" fo:background-color="#ffff00" style:font-size-asian="11pt" style:font-style-asian="normal"/>
    </style:style>
    <style:style style:name="P26" style:family="paragraph" style:parent-style-name="Standard">
      <style:text-properties fo:font-size="11pt" fo:font-style="normal" officeooo:paragraph-rsid="00520936" fo:background-color="#ffff00" style:font-size-asian="11pt" style:font-style-asian="normal"/>
    </style:style>
    <style:style style:name="P27" style:family="paragraph" style:parent-style-name="Standard">
      <style:text-properties fo:font-size="11pt" fo:font-style="normal" officeooo:paragraph-rsid="001d5bf2" fo:background-color="#ffff00" style:font-size-asian="11pt" style:font-style-asian="normal"/>
    </style:style>
    <style:style style:name="P28" style:family="paragraph" style:parent-style-name="Standard">
      <style:text-properties fo:font-size="11pt" fo:font-style="normal" officeooo:paragraph-rsid="0019a30d" style:font-size-asian="11pt" style:font-style-asian="normal"/>
    </style:style>
    <style:style style:name="P29" style:family="paragraph" style:parent-style-name="Standard">
      <style:text-properties fo:font-size="11pt" fo:font-style="normal" officeooo:paragraph-rsid="001b3d01" style:font-size-asian="11pt" style:font-style-asian="normal"/>
    </style:style>
    <style:style style:name="P30" style:family="paragraph" style:parent-style-name="Standard">
      <style:text-properties fo:font-size="11pt" fo:font-style="normal" officeooo:paragraph-rsid="001d5bf2" style:font-size-asian="11pt" style:font-style-asian="normal"/>
    </style:style>
    <style:style style:name="P31" style:family="paragraph" style:parent-style-name="Standard">
      <style:text-properties fo:font-size="11pt" fo:font-style="normal" officeooo:paragraph-rsid="00520936" style:font-size-asian="11pt" style:font-style-asian="normal"/>
    </style:style>
    <style:style style:name="P32" style:family="paragraph" style:parent-style-name="Standard">
      <style:text-properties fo:font-size="11pt" officeooo:paragraph-rsid="001b3d01" style:font-size-asian="11pt"/>
    </style:style>
    <style:style style:name="P33" style:family="paragraph" style:parent-style-name="Standard">
      <style:text-properties fo:font-size="11pt" officeooo:paragraph-rsid="001d5bf2" style:font-size-asian="11pt"/>
    </style:style>
    <style:style style:name="P34" style:family="paragraph" style:parent-style-name="Standard">
      <style:text-properties fo:font-size="11pt" officeooo:paragraph-rsid="001d5bf2" fo:background-color="#ffff00" style:font-size-asian="11pt"/>
    </style:style>
    <style:style style:name="P35" style:family="paragraph" style:parent-style-name="Standard">
      <style:text-properties fo:font-size="11pt" officeooo:paragraph-rsid="004b53be" fo:background-color="#ffff00" style:font-size-asian="11pt"/>
    </style:style>
    <style:style style:name="P36" style:family="paragraph" style:parent-style-name="Standard">
      <style:text-properties fo:font-size="11pt" fo:font-style="italic" officeooo:paragraph-rsid="00520936" fo:background-color="#ffff00" style:font-size-asian="11pt" style:font-style-asian="italic"/>
    </style:style>
    <style:style style:name="P37" style:family="paragraph" style:parent-style-name="Standard">
      <style:text-properties officeooo:paragraph-rsid="001d5bf2"/>
    </style:style>
    <style:style style:name="P38" style:family="paragraph" style:parent-style-name="Standard">
      <style:text-properties officeooo:paragraph-rsid="001d5bf2" fo:background-color="#ffff00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b3d01" style:font-size-asian="11pt"/>
    </style:style>
    <style:style style:name="T3" style:family="text">
      <style:text-properties fo:font-size="11pt" fo:font-style="italic" style:font-size-asian="11pt" style:font-style-asian="italic"/>
    </style:style>
    <style:style style:name="T4" style:family="text">
      <style:text-properties fo:font-size="11pt" fo:font-style="normal" style:font-size-asian="11pt" style:font-style-asian="normal"/>
    </style:style>
    <style:style style:name="T5" style:family="text">
      <style:text-properties fo:font-size="11pt" fo:font-style="normal" officeooo:rsid="004430f6" style:font-size-asian="11pt" style:font-style-asian="normal"/>
    </style:style>
    <style:style style:name="T6" style:family="text">
      <style:text-properties fo:font-size="11pt" fo:font-style="normal" fo:background-color="#ffff00" loext:char-shading-value="0" style:font-size-asian="11pt" style:font-style-asian="normal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font-style="normal" fo:background-color="#ffff00" loext:char-shading-value="0" style:font-style-asian="normal"/>
    </style:style>
    <style:style style:name="T11" style:family="text">
      <style:text-properties officeooo:rsid="004a5f60"/>
    </style:style>
    <style:style style:name="T12" style:family="text">
      <style:text-properties officeooo:rsid="005209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561038111152">
          <table:table-cell table:style-name="Tabla1.A1" office:value-type="string">
            <text:p text:style-name="P5"><text:s/><text:span text:style-name="T7">Base de datos: comercio. </text:span></text:p>
            <text:p text:style-name="P7"/>
            <text:p text:style-name="P7"/>
            <text:p text:style-name="P7"/>
            <text:p text:style-name="P4"><text:span text:style-name="T2">1</text:span><text:span text:style-name="T1">. Mostrar toda la información almacenada en la tabla cliente.</text:span></text:p>
            <text:p text:style-name="P10">select * from cliente;</text:p>
            <text:p text:style-name="P10"/>
            <text:p text:style-name="P11"/>
            <text:p text:style-name="P11">2. Mostrar el código y nombre de todos los registros almacenados en la tabla vendedor.</text:p>
            <text:p text:style-name="P11">select codigo Código, nombre Nombre from vendedor;</text:p>
            <text:p text:style-name="P11"/>
            <text:p text:style-name="P12"/>
            <text:p text:style-name="P1"><text:span text:style-name="T1">3. Mostrar los distintos tipos de IVA aplicados en los </text:span><text:span text:style-name="T3">tickets</text:span><text:span text:style-name="T4">.</text:span></text:p>
            <text:p text:style-name="P14">select distinct iva from ticket;</text:p>
            <text:p text:style-name="P14"/>
            <text:p text:style-name="P14"/>
            <text:p text:style-name="P15">4. Mostrar el código de articulo y el doble del precio de cada artículo. Utiliza un alias en la consulta.</text:p>
            <text:p text:style-name="P15">select codigo Código,precio*2 DoblePrecio from articulo;</text:p>
            <text:p text:style-name="P15"/>
            <text:p text:style-name="P15"/>
            <text:p text:style-name="P15"/>
            <text:p text:style-name="P15">5. Mostrar el código y nombre de aquellos clientes cuyo código es menor que 5.</text:p>
            <text:p text:style-name="P15">select codigo,nombre from cliente where codigo&lt;5;</text:p>
            <text:p text:style-name="P15"/>
            <text:p text:style-name="P15"/>
            <text:p text:style-name="P15"/>
            <text:p text:style-name="P15"/>
            <text:p text:style-name="P2"><text:span text:style-name="T4">6. Mostrar los distintos IVA aplicados en los </text:span><text:span text:style-name="T3">tickets </text:span><text:span text:style-name="T4">de aquellos vendedores cuyo código es mayor o igual a 5.</text:span></text:p>
            <text:p text:style-name="P15">select distinct iva from ticket where vendedor&gt;=5;</text:p>
            <text:p text:style-name="P15"/>
            <text:p text:style-name="P15"/>
            <text:p text:style-name="P15"/>
            <text:p text:style-name="P15">7. Mostrar el código y descripción de aquellos artículos cuyo stock iguala o supera las 10 unidade </text:p>
            <text:p text:style-name="P15">select codigo,descripcion,stock from articulo where stock &lt;10;</text:p>
            <text:p text:style-name="P15"/>
            <text:p text:style-name="P15"/>
            <text:p text:style-name="P2"><text:span text:style-name="T4">8. Mostrar el código y fecha de los </text:span><text:span text:style-name="T3">tickets </text:span><text:span text:style-name="T4">del vendedor con código 1 a los que se le ha aplicado un 10% de IVA.</text:span></text:p>
            <text:p text:style-name="P15">select codigo,fecha from ticket where vendedor=1 and dto=10;</text:p>
            <text:p text:style-name="P15"/>
            <text:p text:style-name="P15"/>
            <text:p text:style-name="P2"><text:span text:style-name="T4">9. Mostrar el código y fecha de los </text:span><text:span text:style-name="T3">tickets </text:span><text:span text:style-name="T4">del vendedor con código 1 a las que se le ha aplicado un 10% de IVA o con descuento del 10%.</text:span></text:p>
            <text:p text:style-name="P15"/>
            <text:p text:style-name="P15">select codigo,fecha from ticket where vendedor=1 and (dto=10 or iva=10);</text:p>
            <text:p text:style-name="P15"/>
            <text:p text:style-name="P15"/>
            <text:p text:style-name="P2"><text:span text:style-name="T4">10. Mostrar el número de línea, el </text:span><text:span text:style-name="T3">ticket </text:span><text:span text:style-name="T4">al que pertenece y el importe total (sin aplicar descuentos) de aquellas líneas de ticket cuyo importe total supere los 15 euros. Ten en cuenta que el precio indicado en la tabla </text:span><text:span text:style-name="T3">linea_ticket </text:span><text:span text:style-name="T4">es el precio unitario del artículo y que para calcular el importe total de la línea habrá que considerar la cantidad de artículos.</text:span></text:p>
            <text:p text:style-name="P15">select nlinea,ticket,cant*precio Importe_Total from linea_ticket where cant*precio&gt;15;</text:p>
            <text:p text:style-name="P15"/>
            <text:p text:style-name="P15"/>
            <text:p text:style-name="P15"/>
            <text:p text:style-name="P15"/>
            <text:p text:style-name="P15"><text:soft-page-break/>11. Consultar el código y nombre de aquellos vendedores cuyos códigos se encuentran comprendidos entre 3 y 7. Utiliza el operador BETWEEN.</text:p>
            <text:p text:style-name="P15">select codigo,nombre from vendedor where codigo between 3 and 7;</text:p>
            <text:p text:style-name="P15"/>
            <text:p text:style-name="P15"/>
            <text:p text:style-name="P15">12. Obtener toda la información correspondiente a los artículos cuyo stock no se encuentre en el rango (stock mínimo, stock mínimo +10). Utiliza el operador BETWEEN.</text:p>
            <text:p text:style-name="P19">select * from articulo where stock not between stock_min and stock_min+10;</text:p>
            <text:p text:style-name="P15"/>
            <text:p text:style-name="P15"/>
            <text:p text:style-name="P15">13. Escribir una expresión que devuelva el código y nombre de los municipios pertenecientes a las provincias con códigos ‘VA’ y ‘AL’. Utiliza el operador IN.</text:p>
            <text:p text:style-name="P19">select codigo Código,nombre Nombre from municipio where provincia in ('VA','AL');</text:p>
            <text:p text:style-name="P15"/>
            <text:p text:style-name="P15"/>
            <text:p text:style-name="P15">14. Mostrar el nombre de todos los municipios cuyo nombre comience por la letra “V”.</text:p>
            <text:p text:style-name="P19">select nombre Nombre from municipio where nombre like 'V%';</text:p>
            <text:p text:style-name="P15"/>
            <text:p text:style-name="P15"/>
            <text:p text:style-name="P15"/>
            <text:p text:style-name="P3"><text:span text:style-name="T4">15. Escribir una sentencia que muestre los datos de aquellos </text:span><text:span text:style-name="T3">tickets </text:span><text:span text:style-name="T4">sin código de cliente o sin código de vendedor.</text:span></text:p>
            <text:p text:style-name="P20">select * from ticket where cliente is null or vendedor is null ;</text:p>
            <text:p text:style-name="P16"/>
            <text:p text:style-name="P16"/>
            <text:p text:style-name="P16"/>
            <text:p text:style-name="P16">16. Escribir una sentencia que muestre la información correspondiente a aquellos vendedores que no tienen jefe.</text:p>
            <text:p text:style-name="P20">select * from vendedor where jefe is null;</text:p>
            <text:p text:style-name="P16"/>
            <text:p text:style-name="P16"/>
            <text:p text:style-name="P16"/>
            <text:p text:style-name="P16"/>
            <text:p text:style-name="P16"/>
            <text:p text:style-name="P16">17. Mostrar los datos de todas las provincias ordenadas por su nombre de forma ascendente.</text:p>
            <text:p text:style-name="P20">select * from ticket where cliente is null or vendedor is null ;</text:p>
            <text:p text:style-name="P16"/>
            <text:p text:style-name="P16"/>
            <text:p text:style-name="P16"/>
            <text:p text:style-name="P16"/>
            <text:p text:style-name="P16">18. Mostrar los datos de todos los municipios ordenados de forma ascendente por su código de provincia y descendente por su nombre de municipio.</text:p>
            <text:p text:style-name="P16"/>
            <text:p text:style-name="P16"><text:span text:style-name="T8">select * from municipio order by provincia asc,codigo desc;</text:span><text:line-break/></text:p>
            <text:p text:style-name="P16"/>
            <text:p text:style-name="P16"/>
            <text:p text:style-name="P16"/>
            <text:p text:style-name="P16">19. Mostrar el código de artículo y la cantidad de artículos de las líneas del ticket con código 12.</text:p>
            <text:p text:style-name="P16"/>
            <text:p text:style-name="P20">select articulo Código,cant Cantidad from linea_ticket where articulo like '___00012';</text:p>
            <text:p text:style-name="P16"/>
            <text:p text:style-name="P16"/>
            <text:p text:style-name="P3"><text:span text:style-name="T4">20. Mostrar el código de </text:span><text:span text:style-name="T3">ticket</text:span><text:span text:style-name="T4">, número de línea e importe de cada línea aplicando el descuento.</text:span></text:p>
            <text:p text:style-name="P16"/>
            <text:p text:style-name="P20">select ticket,nlinea,precio*(1-dto/100)*cant Importe from linea_ticket;</text:p>
            <text:p text:style-name="P16"/>
            <text:p text:style-name="P3"><text:soft-page-break/><text:span text:style-name="T4">21. Mostrar el código de artículo y el precio de aquellos artículos cuyo precio supera los 2,05 euros y cuyo </text:span><text:span text:style-name="T3">stock </text:span><text:span text:style-name="T4">supera las 10 unidades.</text:span></text:p>
            <text:p text:style-name="P16"/>
            <text:p text:style-name="P3"><text:span text:style-name="T6">select codigo,precio from articulo where precio &gt; 2.05 and stock &gt; 10;</text:span><text:span text:style-name="T4"><text:line-break/></text:span></text:p>
            <text:p text:style-name="P16"/>
            <text:p text:style-name="P16"/>
            <text:p text:style-name="P16"/>
            <text:p text:style-name="P16"/>
            <text:p text:style-name="P16"/>
            <text:p text:style-name="P16">22. Mostrar el código de artículo y la cantidad de aquellas líneas cuyo descuento es igual a 10 o cuyo precio supera los 100 euros.</text:p>
            <text:p text:style-name="P20">select codigo,stock from articulo where <text:s/>dto=10 and precio &gt; 100;</text:p>
            <text:p text:style-name="P16"/>
            <text:p text:style-name="P3"><text:span text:style-name="T4">23. Obtén los diferentes tipos de descuentos aplicados en los </text:span><text:span text:style-name="T3">tickets </text:span><text:span text:style-name="T4">del cliente 19.</text:span></text:p>
            <text:p text:style-name="P16"/>
            <text:p text:style-name="P20">select distinct dto from ticket where cliente=19;</text:p>
            <text:p text:style-name="P16"/>
            <text:p text:style-name="P16"/>
            <text:p text:style-name="P16"/>
            <text:p text:style-name="P3"><text:span text:style-name="T4">24. Mostrar el código de artículo, la cantidad, el precio unitario y el importe total aplicando el descuento de cada una de las líneas de </text:span><text:span text:style-name="T3">ticket </text:span><text:span text:style-name="T4">12.</text:span></text:p>
            <text:p text:style-name="P20">select articulo,cant,precio from linea_ticket where ticket=12;</text:p>
            <text:p text:style-name="P16"/>
            <text:p text:style-name="P16"/>
            <text:p text:style-name="P17">25. Mostrar el código y nombre de aquellos vendedores cuyo jefe tiene el código 1.</text:p>
            <text:p text:style-name="P21">select codigo, nombre from vendedor where jefe=1;</text:p>
            <text:p text:style-name="P17"/>
            <text:p text:style-name="P17"/>
            <text:p text:style-name="P17"/>
            <text:p text:style-name="P17"/>
            <text:p text:style-name="P4"><text:span text:style-name="T4">26. Mostrar el código y descripción de aquellos artículos cuyo </text:span><text:span text:style-name="T3">stock </text:span><text:span text:style-name="T4">total supera los 500 euros.</text:span></text:p>
            <text:p text:style-name="P5"><text:span text:style-name="T4">select codigo,descripcion from articulo where ((precio*stock)&gt;</text:span><text:span text:style-name="T5">5</text:span><text:span text:style-name="T4">00);</text:span></text:p>
            <text:p text:style-name="P17"/>
            <text:p text:style-name="P17"/>
            <text:p text:style-name="P10">27. Mostrar el código, sin que salgan repetidos, de los artículos vendidos en los tickets con código inferior a 35.</text:p>
            <text:p text:style-name="P10"/>
            <text:p text:style-name="P23">select distinct articulo from linea_ticket where ticket&lt;35;</text:p>
            <text:p text:style-name="P10"/>
            <text:p text:style-name="P10"/>
            <text:p text:style-name="P4"><text:span text:style-name="T1">28. Código, fecha y descuento de los </text:span><text:span text:style-name="T3">tickets </text:span><text:span text:style-name="T4">cuyos códigos se encuentren entre 15 y 26 inclusive.</text:span></text:p>
            <text:p text:style-name="P17"/>
            <text:p text:style-name="P21">select codigo,fecha, dto from ticket where codigo between 15 and 26;</text:p>
            <text:p text:style-name="P17"/>
            <text:p text:style-name="P17">29. Mostrar el código, descripción y precio de los artículos cuyo código comienza por ‘SEG’.</text:p>
            <text:p text:style-name="P10"><text:span text:style-name="T10">select codigo,descripcion,precio from articulo where codigo like 'SEG%';</text:span></text:p>
            <text:p text:style-name="P9"/>
            <text:p text:style-name="P8">Base de datos: instituto. </text:p>
            <text:p text:style-name="P8"/>
            <text:p text:style-name="P9"/>
            <text:p text:style-name="P13">30. Para la asignatura con código 7 muestra el DNI de los profesores que la enseñan y a qué grupos.</text:p>
            <text:p text:style-name="P34">select profesor, grupo from ensenya where asignatura=7;</text:p>
            <text:p text:style-name="P13"/>
            <text:p text:style-name="P13">31. Mostrar el DNI del alumno, el código de la asignatura y la nota que ha obtenido en aquellos resultados cuya nota supere el 8.</text:p>
            <text:p text:style-name="P34">select alumno,asignatura,nota from matricula where nota&gt;8;</text:p>
            <text:p text:style-name="P13"><text:soft-page-break/></text:p>
            <text:p text:style-name="P13"/>
            <text:p text:style-name="P13">32. Mostrar el nombre completo de los profesores cuyo año de incorporación fue 2015 y posterior.</text:p>
            <text:p text:style-name="P13"/>
            <text:p text:style-name="P34"><text:span text:style-name="T11">s</text:span>elect nombre,apellido1,apellido2 from profesor where anyoi=2015;</text:p>
            <text:p text:style-name="P13"/>
            <text:p text:style-name="P13">33. Obtén los grupos a los que da clase el profesor con DNI “45362734P”.</text:p>
            <text:p text:style-name="P13">s<text:span text:style-name="T9">elect grupo from ensenya where profesor='45362734P';</text:span></text:p>
            <text:p text:style-name="P13"/>
            <text:p text:style-name="P13">34. Obtén las notas obtenidas por el alumno “67392863B”.</text:p>
            <text:p text:style-name="P35">select nota from matricula where alumno='67392863B';</text:p>
            <text:p text:style-name="P34"/>
            <text:p text:style-name="P13">35. Obtén el DNI y nombre completo de los alumnos cuya fecha de nacimiento se encuentre entre noviembre de 1998 y marzo de 1999.</text:p>
            <text:p text:style-name="P13">s<text:span text:style-name="T9">elect dni,nombre,apellido1,apellido2 from alumno where fechnac between '1998-11-01' and '1999-03-31';</text:span></text:p>
            <text:p text:style-name="P34"/>
            <text:p text:style-name="P13"/>
            <text:p text:style-name="P13">36. Mostrar los nombres de las diferentes asignaturas, sin que se repitan.</text:p>
            <text:p text:style-name="P34">select <text:s/>distinct nombre from asignatura;</text:p>
            <text:p text:style-name="P13"/>
            <text:p text:style-name="P13"/>
            <text:p text:style-name="P13"/>
            <text:p text:style-name="P13">37. Mostrar el nombre completo de los alumnos cuyo nombre comience por “C”.</text:p>
            <text:p text:style-name="P34">select nombre,apellido1,apellido2 <text:s/>from alumno where nombre like 'C%';</text:p>
            <text:p text:style-name="P13"/>
            <text:p text:style-name="P13"/>
            <text:p text:style-name="P13">38. Mostrar el nombre completo de los profesores que tienen algún apellido acabado en “z”.</text:p>
            <text:p text:style-name="P13"/>
            <text:p text:style-name="P34">select nombre, apellido1, apellido2 from profesor where apellido1 like '%z' or apellido1 like '%z';</text:p>
            <text:p text:style-name="P13"/>
            <text:p text:style-name="P13">39. Mostrar, sin que se repitan, los DNIs de los alumnos que tienen algún 5 es sus notas finales.</text:p>
            <text:p text:style-name="P9"/>
            <text:p text:style-name="P9"/>
            <text:p text:style-name="P9"/>
            <text:p text:style-name="P8">Base de datos: citas. </text:p>
            <text:p text:style-name="P9"/>
            <text:p text:style-name="P9"/>
            <text:p text:style-name="P9"/>
            <text:p text:style-name="P13">40. Mostrar el nombre de usuario y el correo de todas las personas registradas cuya profesión es “Policía”.</text:p>
            <text:p text:style-name="P34">select nom_usuario,email from perfil where trabajo='Policía';</text:p>
            <text:p text:style-name="P13"/>
            <text:p text:style-name="P13">41. Mostrar el nombre de usuario, correo electrónico y sexo de todas las personas registradas cuya fecha de nacimiento es anterior al 1 de enero de 1988.</text:p>
            <text:p text:style-name="P34">select nom_usuario,email,sexo from perfil where fechanac&lt;'1988-1-1';</text:p>
            <text:p text:style-name="P13"/>
            <text:p text:style-name="P13">42. Mostrar el número de cita y nombre de usuario que ha respondido “mal” a la encuesta correspondiente.</text:p>
            <text:p text:style-name="P34">select cita,nom_usuario from encuesta where valoracion='mal';</text:p>
            <text:p text:style-name="P13"/>
            <text:p text:style-name="P6"><text:span text:style-name="T1">43. Nombres de usuario a los que “</text:span><text:span text:style-name="T3">djrodrigo” </text:span><text:span text:style-name="T4">ha indicado que le gusta.</text:span></text:p>
            <text:p text:style-name="P38"><text:span text:style-name="T4">select nom_usuario_2 from gusta where nom_usuario_1='djrodrigo';</text:span></text:p>
            <text:p text:style-name="P18"/>
            <text:p text:style-name="P18"/>
            <text:p text:style-name="P6"><text:span text:style-name="T4">44. Códigos de cita en las que ha participado el usuario </text:span><text:span text:style-name="T3">“vgmartinez”.</text:span></text:p>
            <text:p text:style-name="P22"/>
            <text:p text:style-name="P36">select cita from encuesta where nom_usuario='vgmartinez'; <text:s text:c="7"/><text:span text:style-name="T12"><text:s text:c="32"/>revisar</text:span></text:p>
            <text:p text:style-name="P22"/>
            <text:p text:style-name="P22"/>
            <text:p text:style-name="P31"><text:soft-page-break/>45. Nombre de usuario, código de afición y frecuencia con la que se realiza, de todas las aficiones cuyo código sea 3, 4, 5 o 6.</text:p>
            <text:p text:style-name="P26">select nom_usuario,aficion,frecuencia from practica where aficion in ('3','4','5','6');</text:p>
            <text:p text:style-name="P31"/>
            <text:p text:style-name="P31">46. Mostrar las diferentes formaciones de los usuarios registrados, sin que se repitan.</text:p>
            <text:p text:style-name="P31"/>
            <text:p text:style-name="P18"/>
            <text:p text:style-name="P18"/>
            <text:p text:style-name="P18">47. Mostrar el nombre de los usuarios cuya letra de NIF es la “L”.</text:p>
            <text:p text:style-name="P18"/>
            <text:p text:style-name="P27">select nom_usuario from usuario where nif like '%L';</text:p>
            <text:p text:style-name="P18"/>
            <text:p text:style-name="P18">48. Mostrar el nombre completo y teléfono de los usuarios que tienen el apellido “Perez”.</text:p>
            <text:p text:style-name="P18"/>
            <text:p text:style-name="P18"/>
            <text:p text:style-name="P18">49. Mostrar el nombre de usuario de todas las mujeres ateas registradas en la web de citas.</text:p>
            <text:p text:style-name="P18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9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9"/>
            <text:p text:style-name="Standard"/>
            <text:p text:style-name="Standard"/>
            <text:p text:style-name="Standard"/>
            <text:p text:style-name="P17"/>
            <text:p text:style-name="Standard"/>
            <text:p text:style-name="Standard"/>
            <text:p text:style-name="Standard"/>
            <text:p text:style-name="P17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text:soft-page-break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0:06:00</meta:creation-date>
    <meta:editing-duration>PT5H37M49S</meta:editing-duration>
    <meta:editing-cycles>29</meta:editing-cycles>
    <meta:generator>LibreOffice/7.0.4.2$Windows_X86_64 LibreOffice_project/dcf040e67528d9187c66b2379df5ea4407429775</meta:generator>
    <meta:initial-creator>Jesús García</meta:initial-creator>
    <dc:date>2021-03-01T21:24:45.234000000</dc:date>
    <meta:document-statistic meta:table-count="1" meta:image-count="0" meta:object-count="0" meta:page-count="6" meta:paragraph-count="97" meta:word-count="1307" meta:character-count="8212" meta:non-whitespace-character-count="6953"/>
  </office:meta>
</office:document-meta>
</file>